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2mm"/>
    </style:style>
    <style:style style:name="co2" style:family="table-column">
      <style:table-column-properties fo:break-before="auto" style:column-width="14.55mm"/>
    </style:style>
    <style:style style:name="co3" style:family="table-column">
      <style:table-column-properties fo:break-before="auto" style:column-width="50.71mm"/>
    </style:style>
    <style:style style:name="co4" style:family="table-column">
      <style:table-column-properties fo:break-before="auto" style:column-width="97.7mm"/>
    </style:style>
    <style:style style:name="co5" style:family="table-column">
      <style:table-column-properties fo:break-before="auto" style:column-width="157.48mm"/>
    </style:style>
    <style:style style:name="co6" style:family="table-column">
      <style:table-column-properties fo:break-before="auto" style:column-width="91.58mm"/>
    </style:style>
    <style:style style:name="co7" style:family="table-column">
      <style:table-column-properties fo:break-before="auto" style:column-width="52.37mm"/>
    </style:style>
    <style:style style:name="co8" style:family="table-column">
      <style:table-column-properties fo:break-before="auto" style:column-width="87.5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#23ff23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YAZ180_V23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Part Number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6" office:value-type="string" calcext:value-type="string">
            <text:p>Description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11-1523-1-ND</text:p>
          </table:table-cell>
          <table:table-cell office:value-type="string" calcext:value-type="string">
            <text:p>CERAMIC-100NF-50V-10%-X7R(0603)</text:p>
          </table:table-cell>
          <table:table-cell office:value-type="string" calcext:value-type="string">
            <text:p>C1, C2, C13, C14, C15, C16, C17, C18, C19, C20, C21, C22, C23, C24, C25, C28, C30, C31, C3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</text:p>
          </table:table-cell>
          <table:table-cell office:value-type="float" office:value="302010138" calcext:value-type="float">
            <text:p>302010138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93-2226-1-ND</text:p>
          </table:table-cell>
          <table:table-cell office:value-type="string" calcext:value-type="string">
            <text:p>ALUMINUM-SMD-100UF-50V(D8-H10.5MM)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ELECTRO-SMD-E-7.8MM</text:p>
          </table:table-cell>
          <table:table-cell office:value-type="float" office:value="302030095" calcext:value-type="float">
            <text:p>30203009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8-5258-1-ND</text:p>
          </table:table-cell>
          <table:table-cell office:value-type="string" calcext:value-type="string">
            <text:p>TANTALUM-SMD-100UF-16V(AVX-C)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AVX-C</text:p>
          </table:table-cell>
          <table:table-cell office:value-type="float" office:value="302020023" calcext:value-type="float">
            <text:p>30202002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SMD-RES-10K-1%-1/10W(0603)</text:p>
          </table:table-cell>
          <table:table-cell office:value-type="string" calcext:value-type="string">
            <text:p>R2, R5, R6, R7, R10, R11, R12, R13, R16, R17, R18, 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office:value-type="float" office:value="301010299" calcext:value-type="float">
            <text:p>30101029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1009-1-ND</text:p>
          </table:table-cell>
          <table:table-cell office:value-type="string" calcext:value-type="string">
            <text:p>CERAMIC-10NF-50V-10%-X7R(0603)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0603</text:p>
          </table:table-cell>
          <table:table-cell office:value-type="float" office:value="302010140" calcext:value-type="float">
            <text:p>30201014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-1869-1-ND</text:p>
          </table:table-cell>
          <table:table-cell office:value-type="string" calcext:value-type="string">
            <text:p>CERAMIC-10UF-25V-10%-X5R(0805)</text:p>
          </table:table-cell>
          <table:table-cell office:value-type="string" calcext:value-type="string">
            <text:p>C12, C26, C2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0805</text:p>
          </table:table-cell>
          <table:table-cell office:value-type="float" office:value="302010178" calcext:value-type="float">
            <text:p>30201017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-6040-ND</text:p>
          </table:table-cell>
          <table:table-cell office:value-type="string" calcext:value-type="string">
            <text:p>CRYSTAL 18.4320MHZ 18PF T/H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8.432MHZ</text:p>
          </table:table-cell>
          <table:table-cell office:value-type="string" calcext:value-type="string">
            <text:p>HC49US</text:p>
          </table:table-cell>
          <table:table-cell office:value-type="float" office:value="306010005" calcext:value-type="float">
            <text:p>30601000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55-1359-1-ND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SOD323F</text:p>
          </table:table-cell>
          <table:table-cell office:value-type="string" calcext:value-type="string">
            <text:p>1N4148 General Purpose Rectifie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-2.2KGRCT-ND</text:p>
          </table:table-cell>
          <table:table-cell office:value-type="string" calcext:value-type="string">
            <text:p>SMD-RES-2.2K-5%-1/10W(0603)</text:p>
          </table:table-cell>
          <table:table-cell office:value-type="string" calcext:value-type="string">
            <text:p>R20, R21, R22, R2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0603</text:p>
          </table:table-cell>
          <table:table-cell office:value-type="float" office:value="301010124" calcext:value-type="float">
            <text:p>30101012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4520-6-ND</text:p>
          </table:table-cell>
          <table:table-cell office:value-type="string" calcext:value-type="string">
            <text:p>CERAMIC-2.2UF-10V-10%-X7R(0603)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0603</text:p>
          </table:table-cell>
          <table:table-cell office:value-type="float" office:value="302010054" calcext:value-type="float">
            <text:p>30201005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‎445-173047-1-ND‎</text:p>
          </table:table-cell>
          <table:table-cell office:value-type="string" calcext:value-type="string">
            <text:p>SMD-INDUCTOR-200UH-20%(2P-5X5MM)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200UH</text:p>
          </table:table-cell>
          <table:table-cell office:value-type="string" calcext:value-type="string">
            <text:p>SMD-2P-5.0X5.0X2.0MM</text:p>
          </table:table-cell>
          <table:table-cell office:value-type="float" office:value="303010140" calcext:value-type="float">
            <text:p>30301014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8-2357-1-ND</text:p>
          </table:table-cell>
          <table:table-cell office:value-type="string" calcext:value-type="string">
            <text:p>TANTALUM-SMD-220UF-16V(AVX-E)</text:p>
          </table:table-cell>
          <table:table-cell office:value-type="string" calcext:value-type="string">
            <text:p>C9, C10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AVX-E</text:p>
          </table:table-cell>
          <table:table-cell office:value-type="float" office:value="302020032" calcext:value-type="float">
            <text:p>30202003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‎311-1062-1-ND‎</text:p>
          </table:table-cell>
          <table:table-cell office:value-type="string" calcext:value-type="string">
            <text:p>CERAMIC-22PF-50V-5%-NPO(0603)</text:p>
          </table:table-cell>
          <table:table-cell office:value-type="string" calcext:value-type="string">
            <text:p>C3, C4, C6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0603</text:p>
          </table:table-cell>
          <table:table-cell office:value-type="float" office:value="302010143" calcext:value-type="float">
            <text:p>30201014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-270HRCT-ND</text:p>
          </table:table-cell>
          <table:table-cell office:value-type="string" calcext:value-type="string">
            <text:p>SMD-RES-270R-1%-1/10W(0603)</text:p>
          </table:table-cell>
          <table:table-cell office:value-type="string" calcext:value-type="string">
            <text:p>R1, R3, R4, R8, R24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R0603</text:p>
          </table:table-cell>
          <table:table-cell office:value-type="float" office:value="301010197" calcext:value-type="float">
            <text:p>30101019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10790-1-ND</text:p>
          </table:table-cell>
          <table:table-cell office:value-type="string" calcext:value-type="string">
            <text:p>FIXED IND 47UH 1.8A 204 MOHM SMD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MSS1260</text:p>
          </table:table-cell>
          <table:table-cell office:value-type="string" calcext:value-type="string">
            <text:p>SMT Power Inductor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-4.7KGRCT-ND</text:p>
          </table:table-cell>
          <table:table-cell office:value-type="string" calcext:value-type="string">
            <text:p>SMD-RES-4.7K-5%-1/10W(0603)</text:p>
          </table:table-cell>
          <table:table-cell office:value-type="string" calcext:value-type="string">
            <text:p>R9, R14, 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0603</text:p>
          </table:table-cell>
          <table:table-cell office:value-type="float" office:value="301010290" calcext:value-type="float">
            <text:p>301010290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8-4138-1-ND</text:p>
          </table:table-cell>
          <table:table-cell office:value-type="string" calcext:value-type="string">
            <text:p>SMD-DIODE-SCHOTTKY-60V-1A(SOD-323)</text:p>
          </table:table-cell>
          <table:table-cell office:value-type="string" calcext:value-type="string">
            <text:p>D2, D4</text:p>
          </table:table-cell>
          <table:table-cell office:value-type="string" calcext:value-type="string">
            <text:p>60V-1A</text:p>
          </table:table-cell>
          <table:table-cell office:value-type="string" calcext:value-type="string">
            <text:p>SOD-323</text:p>
          </table:table-cell>
          <table:table-cell office:value-type="float" office:value="304020026" calcext:value-type="float">
            <text:p>304020026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LS230LDICT-ND</text:p>
          </table:table-cell>
          <table:table-cell office:value-type="string" calcext:value-type="string">
            <text:p>DIODE SCHOTTKY 30V 2A POWERDI123</text:p>
          </table:table-cell>
          <table:table-cell office:value-type="string" calcext:value-type="string">
            <text:p>D1, D3</text:p>
          </table:table-cell>
          <table:table-cell office:value-type="string" calcext:value-type="string">
            <text:p>60V-3A</text:p>
          </table:table-cell>
          <table:table-cell office:value-type="string" calcext:value-type="string">
            <text:p>SOD-323</text:p>
          </table:table-cell>
          <table:table-cell office:value-type="float" office:value="304020026" calcext:value-type="float">
            <text:p>30402002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3599-5-ND</text:p>
          </table:table-cell>
          <table:table-cell office:value-type="string" calcext:value-type="string">
            <text:p>74121D IC MONOSTABLE MULTIVIB 14-SOIC</text:p>
          </table:table-cell>
          <table:table-cell office:value-type="string" calcext:value-type="string">
            <text:p>IC8</text:p>
          </table:table-cell>
          <table:table-cell office:value-type="string" calcext:value-type="string">
            <text:p>74121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Monostable MULTIVIBRATOR, schmitt trigger inputs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8371-6-ND</text:p>
          </table:table-cell>
          <table:table-cell office:value-type="string" calcext:value-type="string">
            <text:p>74ACT74D IC FF D-TYPE DUAL 1BIT 14SOP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74ACT74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Dual D type positive edge triggered FLIP FLOP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27-6925-1-ND </text:p>
          </table:table-cell>
          <table:table-cell office:value-type="string" calcext:value-type="string">
            <text:p>74HCT04D IC INVERTER 1CH 1-INP 5TSOP</text:p>
          </table:table-cell>
          <table:table-cell office:value-type="string" calcext:value-type="string">
            <text:p>IC13</text:p>
          </table:table-cell>
          <table:table-cell office:value-type="string" calcext:value-type="string">
            <text:p>74HCT04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Hex INVERTER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749-5-ND</text:p>
          </table:table-cell>
          <table:table-cell office:value-type="string" calcext:value-type="string">
            <text:p>74LS93D IC 4-BIT BINARY COUNTER 14-SOIC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74LS93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Decade, divide by twelve and binary COUNTER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82C55AZ-ND</text:p>
          </table:table-cell>
          <table:table-cell office:value-type="string" calcext:value-type="string">
            <text:p>82C55APLCC44-S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82c55</text:p>
          </table:table-cell>
          <table:table-cell office:value-type="string" calcext:value-type="string">
            <text:p>S44</text:p>
          </table:table-cell>
          <table:table-cell office:value-type="string" calcext:value-type="string">
            <text:p>MICROCOMPUTER/PERIPHERAL DEVICE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025-ND</text:p>
          </table:table-cell>
          <table:table-cell office:value-type="string" calcext:value-type="string">
            <text:p>CONN HEADER 44POS 2MM VERT GOLD</text:p>
          </table:table-cell>
          <table:table-cell office:value-type="string" calcext:value-type="string">
            <text:p>IDE</text:p>
          </table:table-cell>
          <table:table-cell table:number-columns-repeated="2" office:value-type="string" calcext:value-type="string">
            <text:p>87758-4416</text:p>
          </table:table-cell>
          <table:table-cell office:value-type="string" calcext:value-type="string">
            <text:p>44 Pin - 2mm Dual Row Single Wafer Vertical T/H HDR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OS</text:p>
          </table:table-cell>
          <table:table-cell office:value-type="string" calcext:value-type="string">
            <text:p>AM9511A-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M9511A-1</text:p>
          </table:table-cell>
          <table:table-cell office:value-type="string" calcext:value-type="string">
            <text:p>DIL24-6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3983CT-ND</text:p>
          </table:table-cell>
          <table:table-cell office:value-type="string" calcext:value-type="string">
            <text:p>USBA-SMD-MALE CONN PLUG USB2.0 TYPEA 4P SMD RA</text:p>
          </table:table-cell>
          <table:table-cell office:value-type="string" calcext:value-type="string">
            <text:p>X1, X2</text:p>
          </table:table-cell>
          <table:table-cell office:value-type="string" calcext:value-type="string">
            <text:p>ASCI0 – USB, USB Programme</text:p>
          </table:table-cell>
          <table:table-cell office:value-type="string" calcext:value-type="string">
            <text:p>USB-A-SMT-MALE</text:p>
          </table:table-cell>
          <table:table-cell office:value-type="string" calcext:value-type="string">
            <text:p>USB Connectors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F16V8C-7PU-ND</text:p>
          </table:table-cell>
          <table:table-cell office:value-type="string" calcext:value-type="string">
            <text:p>ATF16V8C-7PU</text:p>
          </table:table-cell>
          <table:table-cell office:value-type="string" calcext:value-type="string">
            <text:p>IC6, IC7</text:p>
          </table:table-cell>
          <table:table-cell office:value-type="string" calcext:value-type="string">
            <text:p>ATF16V8BP3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igh perfomance CMOS c dvice (PLD)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CR-3.3TRG1DICT-ND</text:p>
          </table:table-cell>
          <table:table-cell office:value-type="string" calcext:value-type="string">
            <text:p>IC REG LINEAR 3.3V 800MA SOT8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J1117-3.3-1310120P1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1A Low Dropout Linear Regulator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-002A-ND</text:p>
          </table:table-cell>
          <table:table-cell office:value-type="string" calcext:value-type="string">
            <text:p>CONN-POWER-JACK-2.1MM(DC-005)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C-005</text:p>
          </table:table-cell>
          <table:table-cell office:value-type="string" calcext:value-type="string">
            <text:p>DCJ3P-14.2X11.0X9.0MM</text:p>
          </table:table-cell>
          <table:table-cell office:value-type="float" office:value="320120003" calcext:value-type="float">
            <text:p>320120003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1903-ND</text:p>
          </table:table-cell>
          <table:table-cell office:value-type="string" calcext:value-type="string">
            <text:p>DIP-SLIDE-SWITCH(3P-11.6X4.0X5.4+2.0MM)-EG121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DIP-SLIDE-SWITCH(3P-11.6X4.0X5.4+2.0MM)-EG1218</text:p>
          </table:table-cell>
          <table:table-cell office:value-type="string" calcext:value-type="string">
            <text:p>SW3-2.5-11.6X4.0X5.4+2.0MM</text:p>
          </table:table-cell>
          <table:table-cell office:value-type="float" office:value="311010006" calcext:value-type="float">
            <text:p>311010006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107-ND</text:p>
          </table:table-cell>
          <table:table-cell office:value-type="string" calcext:value-type="string">
            <text:p>DIP-BLACK-FEMALE-HEADER(2X4P-2.54)</text:p>
          </table:table-cell>
          <table:table-cell table:number-columns-repeated="2" office:value-type="string" calcext:value-type="string">
            <text:p>ESP-01S</text:p>
          </table:table-cell>
          <table:table-cell office:value-type="string" calcext:value-type="string">
            <text:p>H2X4-2.54</text:p>
          </table:table-cell>
          <table:table-cell office:value-type="float" office:value="320030087" calcext:value-type="float">
            <text:p>320030087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DUCIAL_0.6-1.2MM</text:p>
          </table:table-cell>
          <table:table-cell office:value-type="string" calcext:value-type="string">
            <text:p>X3, X4, X5, X6</text:p>
          </table:table-cell>
          <table:table-cell office:value-type="string" calcext:value-type="string">
            <text:p>FIDUCIAL_0.6-1.2MM</text:p>
          </table:table-cell>
          <table:table-cell office:value-type="string" calcext:value-type="string">
            <text:p>FIDUCIAL0.6-1.2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8-1007-1-ND</text:p>
          </table:table-cell>
          <table:table-cell office:value-type="string" calcext:value-type="string">
            <text:p>FT232RL IC USB FS SERIAL UART 28-SSOP</text:p>
          </table:table-cell>
          <table:table-cell office:value-type="string" calcext:value-type="string">
            <text:p>IC11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SSOP28DB</text:p>
          </table:table-cell>
          <table:table-cell office:value-type="string" calcext:value-type="string">
            <text:p>USB UART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8-1011-1-ND</text:p>
          </table:table-cell>
          <table:table-cell office:value-type="string" calcext:value-type="string">
            <text:p>FT245RL IC USB TO PARALLEL FIFO 28-SSOP</text:p>
          </table:table-cell>
          <table:table-cell office:value-type="string" calcext:value-type="string">
            <text:p>IC12</text:p>
          </table:table-cell>
          <table:table-cell office:value-type="string" calcext:value-type="string">
            <text:p>FT245RL</text:p>
          </table:table-cell>
          <table:table-cell office:value-type="string" calcext:value-type="string">
            <text:p>SSOP28DB</text:p>
          </table:table-cell>
          <table:table-cell office:value-type="string" calcext:value-type="string">
            <text:p>USB FIFO Controller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NOS</text:p>
          </table:table-cell>
          <table:table-cell office:value-type="string" calcext:value-type="string">
            <text:p>HTIL311A</text:p>
          </table:table-cell>
          <table:table-cell office:value-type="string" calcext:value-type="string">
            <text:p>DIS1, DIS2, DIS3, DIS4, DIS5, DIS6, DIS7, DIS8, DIS9</text:p>
          </table:table-cell>
          <table:table-cell table:number-columns-repeated="2" office:value-type="string" calcext:value-type="string">
            <text:p>HTIL311A</text:p>
          </table:table-cell>
          <table:table-cell office:value-type="string" calcext:value-type="string">
            <text:p>LED DISPLAY <text:s/>1-character dot matrix 2 decimal points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eeed Studio</text:p>
          </table:table-cell>
          <table:table-cell office:value-type="string" calcext:value-type="string">
            <text:p>GROVE-CONNECTOR-DIP-90D(4P-2.0)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I2C Grove 1</text:p>
          </table:table-cell>
          <table:table-cell office:value-type="string" calcext:value-type="string">
            <text:p>HW4-2.0-90D</text:p>
          </table:table-cell>
          <table:table-cell office:value-type="float" office:value="320110034" calcext:value-type="float">
            <text:p>320110034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eeed Studio</text:p>
          </table:table-cell>
          <table:table-cell office:value-type="string" calcext:value-type="string">
            <text:p>GROVE-CONNECTOR-DIP-90D(4P-2.0)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I2C Grove 2</text:p>
          </table:table-cell>
          <table:table-cell office:value-type="string" calcext:value-type="string">
            <text:p>HW4-2.0-90D</text:p>
          </table:table-cell>
          <table:table-cell office:value-type="float" office:value="320110034" calcext:value-type="float">
            <text:p>320110034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9-3255-ND</text:p>
          </table:table-cell>
          <table:table-cell office:value-type="string" calcext:value-type="string">
            <text:p>I2C_STANDARD</text:p>
          </table:table-cell>
          <table:table-cell office:value-type="string" calcext:value-type="string">
            <text:p>J6, J7</text:p>
          </table:table-cell>
          <table:table-cell office:value-type="string" calcext:value-type="string">
            <text:p>I2C Pinout 1, I2C Pinout 2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SparkFun has standardized on a pinout for all I2C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8-3259-ND</text:p>
          </table:table-cell>
          <table:table-cell office:value-type="string" calcext:value-type="string">
            <text:p>IS62WV10248DALL-55T IC SRAM 8M PARALLEL 44TSOP II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IS62WV10248DALL-55T</text:p>
          </table:table-cell>
          <table:table-cell office:value-type="string" calcext:value-type="string">
            <text:p>TSOP-II-44</text:p>
          </table:table-cell>
          <table:table-cell office:value-type="string" calcext:value-type="string">
            <text:p>1024k x 8 low voltage, wer CMOS static RAM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X-5.0/NOPBCT-ND</text:p>
          </table:table-cell>
          <table:table-cell office:value-type="string" calcext:value-type="string">
            <text:p>IC REG BUCK 5V 3A TO263-5</text:p>
          </table:table-cell>
          <table:table-cell office:value-type="string" calcext:value-type="string">
            <text:p>IC17</text:p>
          </table:table-cell>
          <table:table-cell office:value-type="string" calcext:value-type="string">
            <text:p>LM2596S-5V</text:p>
          </table:table-cell>
          <table:table-cell office:value-type="string" calcext:value-type="string">
            <text:p>TO263-5</text:p>
          </table:table-cell>
          <table:table-cell office:value-type="string" calcext:value-type="string">
            <text:p>SIMPLE SWITCHER® Power Converter 150 kHz 3A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674MX-12/NOPBCT-ND</text:p>
          </table:table-cell>
          <table:table-cell office:value-type="string" calcext:value-type="string">
            <text:p>IC REG BUCK 12V 0.5A 8SOIC</text:p>
          </table:table-cell>
          <table:table-cell office:value-type="string" calcext:value-type="string">
            <text:p>IC10</text:p>
          </table:table-cell>
          <table:table-cell office:value-type="string" calcext:value-type="string">
            <text:p>LM2674AM-12V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National Semiconductor 0.5A "Simple Switcher"(c)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6817EUT+TCT-ND</text:p>
          </table:table-cell>
          <table:table-cell office:value-type="string" calcext:value-type="string">
            <text:p>MAX6817EUT+T IC DEBOUNCER SWITCH DUAL SOT23-6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MAX6817EUT+T</text:p>
          </table:table-cell>
          <table:table-cell office:value-type="string" calcext:value-type="string">
            <text:p>SOT95P280X145-6N</text:p>
          </table:table-cell>
          <table:table-cell office:value-type="string" calcext:value-type="string">
            <text:p>±15kV ESD-Protected CMOS Switch Debouncers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8-4070-1-ND</text:p>
          </table:table-cell>
          <table:table-cell office:value-type="string" calcext:value-type="string">
            <text:p>PCA9665 IC CNTRLR PARALLEL/I2C 20TSSOP</text:p>
          </table:table-cell>
          <table:table-cell office:value-type="string" calcext:value-type="string">
            <text:p>IC14, IC15</text:p>
          </table:table-cell>
          <table:table-cell office:value-type="string" calcext:value-type="string">
            <text:p>PCA9665</text:p>
          </table:table-cell>
          <table:table-cell office:value-type="string" calcext:value-type="string">
            <text:p>TSSOP20</text:p>
          </table:table-cell>
          <table:table-cell office:value-type="string" calcext:value-type="string">
            <text:p>IC CNTRLR PARALLEL/I2C 20TSSOP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‎450-2133-1-ND‎</text:p>
          </table:table-cell>
          <table:table-cell office:value-type="string" calcext:value-type="string">
            <text:p>SMD-BUTTON(4P-4.0X4.0X1.7MM)-DHT-115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RESET, SINGLE STEP</text:p>
          </table:table-cell>
          <table:table-cell office:value-type="string" calcext:value-type="string">
            <text:p>SW4-SMD-4.0X4.0X1.7MM</text:p>
          </table:table-cell>
          <table:table-cell office:value-type="float" office:value="311020027" calcext:value-type="float">
            <text:p>311020027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62405CT-ND</text:p>
          </table:table-cell>
          <table:table-cell office:value-type="string" calcext:value-type="string">
            <text:p>SMD-LED-CLEAR-GREEN(0805)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MD-LED-CLEAR-GREEN(0805)</text:p>
          </table:table-cell>
          <table:table-cell office:value-type="string" calcext:value-type="string">
            <text:p>LED-0805</text:p>
          </table:table-cell>
          <table:table-cell office:value-type="float" office:value="304090057" calcext:value-type="float">
            <text:p>304090057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62401CT-ND</text:p>
          </table:table-cell>
          <table:table-cell office:value-type="string" calcext:value-type="string">
            <text:p>SMD-LED-CLEAR-RED(0805)</text:p>
          </table:table-cell>
          <table:table-cell office:value-type="string" calcext:value-type="string">
            <text:p>D7, D8</text:p>
          </table:table-cell>
          <table:table-cell office:value-type="string" calcext:value-type="string">
            <text:p>SMD-LED-CLEAR-RED(0805)</text:p>
          </table:table-cell>
          <table:table-cell office:value-type="string" calcext:value-type="string">
            <text:p>LED-0805</text:p>
          </table:table-cell>
          <table:table-cell office:value-type="float" office:value="304090046" calcext:value-type="float">
            <text:p>304090046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62407CT-ND</text:p>
          </table:table-cell>
          <table:table-cell office:value-type="string" calcext:value-type="string">
            <text:p>SMD-LED-CLEAR-YELLOW(0805)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MD-LED-CLEAR-YELLOW(0805)</text:p>
          </table:table-cell>
          <table:table-cell office:value-type="string" calcext:value-type="string">
            <text:p>LED-0805</text:p>
          </table:table-cell>
          <table:table-cell office:value-type="float" office:value="304090039" calcext:value-type="float">
            <text:p>304090039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‎296-14668-1-ND‎</text:p>
          </table:table-cell>
          <table:table-cell office:value-type="string" calcext:value-type="string">
            <text:p>SN74ABT541BDW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N74ABT541BDW</text:p>
          </table:table-cell>
          <table:table-cell office:value-type="string" calcext:value-type="string">
            <text:p>SOIC127P1030X265-20N</text:p>
          </table:table-cell>
          <table:table-cell office:value-type="string" calcext:value-type="string">
            <text:p>OCTAL BUFFERS/DRIVERS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140-1-ND‎</text:p>
          </table:table-cell>
          <table:table-cell office:value-type="string" calcext:value-type="string">
            <text:p>SN74ABTH245DW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N74ABTH245DW</text:p>
          </table:table-cell>
          <table:table-cell office:value-type="string" calcext:value-type="string">
            <text:p>SOIC127P1030X265-20N</text:p>
          </table:table-cell>
          <table:table-cell office:value-type="string" calcext:value-type="string">
            <text:p>OCTAL BUS TRANSCEIVERS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582-1-ND</text:p>
          </table:table-cell>
          <table:table-cell office:value-type="string" calcext:value-type="string">
            <text:p>SN74LVC1G97DCKR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N74LVC1G97DCKR</text:p>
          </table:table-cell>
          <table:table-cell office:value-type="string" calcext:value-type="string">
            <text:p>SOT65P210X110-6N</text:p>
          </table:table-cell>
          <table:table-cell office:value-type="string" calcext:value-type="string">
            <text:p>CONFIGURABLE MULTIPLE-FUNCTION GATE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T39SF020A-55-4C-NHE</text:p>
          </table:table-cell>
          <table:table-cell office:value-type="string" calcext:value-type="string">
            <text:p>SST39VF010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SST39VF010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1 Mbit x8 Multi-Purpose Flash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872-5-ND</text:p>
          </table:table-cell>
          <table:table-cell office:value-type="string" calcext:value-type="string">
            <text:p>TLC7705ID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TLC7705ID</text:p>
          </table:table-cell>
          <table:table-cell office:value-type="string" calcext:value-type="string">
            <text:p>SOIC127P600X175-8N</text:p>
          </table:table-cell>
          <table:table-cell office:value-type="string" calcext:value-type="string">
            <text:p>MICROPOWER SUPPLY VOLTAGE SUPERVISOR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9-4307-ND</text:p>
          </table:table-cell>
          <table:table-cell office:value-type="string" calcext:value-type="string">
            <text:p>Z8X180PLCC68-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Z8X180PLCC68-S</text:p>
          </table:table-cell>
          <table:table-cell office:value-type="string" calcext:value-type="string">
            <text:p>PLCC-S68</text:p>
          </table:table-cell>
          <table:table-cell office:value-type="string" calcext:value-type="string">
            <text:p>Zilog Z80S180/Z80L18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06-ND</text:p>
          </table:table-cell>
          <table:table-cell office:value-type="string" calcext:value-type="string">
            <text:p>CONN SOCKET PLCC 32POS TIN</text:p>
          </table:table-cell>
          <table:table-cell office:value-type="string" calcext:value-type="string">
            <text:p>IC5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90010-ND</text:p>
          </table:table-cell>
          <table:table-cell office:value-type="string" calcext:value-type="string">
            <text:p>CONN SOCKET PLCC 68POS TIN</text:p>
          </table:table-cell>
          <table:table-cell office:value-type="string" calcext:value-type="string">
            <text:p>U1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office:value-type="string" calcext:value-type="string">
            <text:p>CONN IC DIP SOCKET 20POS TIN</text:p>
          </table:table-cell>
          <table:table-cell office:value-type="string" calcext:value-type="string">
            <text:p>IC6, IC7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90041-ND</text:p>
          </table:table-cell>
          <table:table-cell office:value-type="string" calcext:value-type="string">
            <text:p>CONN IC DIP SOCKET 24POS GOLD</text:p>
          </table:table-cell>
          <table:table-cell office:value-type="string" calcext:value-type="string">
            <text:p>U2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90008-ND</text:p>
          </table:table-cell>
          <table:table-cell office:value-type="string" calcext:value-type="string">
            <text:p>CONN SOCKET PLCC 44POS TIN</text:p>
          </table:table-cell>
          <table:table-cell office:value-type="string" calcext:value-type="string">
            <text:p>IC9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E9989-ND</text:p>
          </table:table-cell>
          <table:table-cell office:value-type="string" calcext:value-type="string">
            <text:p>CONN IC DIP SOCKET 14POS TIN</text:p>
          </table:table-cell>
          <table:table-cell office:value-type="string" calcext:value-type="string">
            <text:p>DIS1, DIS2, DIS3, DIS4, DIS5, DIS6, DIS7, DIS8, DIS9</text:p>
          </table:table-cell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2-12T15:51:14.037070286</dc:date>
    <dc:creator>Phillip Stevens</dc:creator>
    <meta:editing-duration>PT1H13M38S</meta:editing-duration>
    <meta:editing-cycles>14</meta:editing-cycles>
    <meta:document-statistic meta:table-count="1" meta:cell-count="460" meta:object-count="0"/>
  </office:meta>
</office:document-meta>
</file>